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mana2000" svg:font-family="Vemana200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style:font-name="Century Schoolbook L"/>
    </style:style>
    <style:style style:name="P3" style:family="paragraph" style:parent-style-name="Standard" style:master-page-name="Standard">
      <style:paragraph-properties style:page-number="auto"/>
      <style:text-properties style:font-name="Century Schoolbook L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istemas operativos</text:p>
      <text:p text:style-name="P1"/>
      <text:p text:style-name="P1"/>
      <text:p text:style-name="P1">Projecto 2</text:p>
      <text:p text:style-name="P1"><text:tab/>Bruno José Borges Madureira nº 2011161942</text:p>
      <text:p text:style-name="P1"><text:tab/>Fábio Pereira e Silva nº 2010147721</text:p>
      <text:p text:style-name="P1"/>
      <text:p text:style-name="P1"/>
      <text:p text:style-name="P2">Neste trabalho aplicamos técnicas de programação concorrente para implementar uma simulação do Conway’s Game of Life.</text:p>
      <text:p text:style-name="P2">Para implementar tive-mos que recorrer a Posix Semaphores e Shared-Memory..</text:p>
      <text:p text:style-name="P2">Foi definida uma estrutura que contem um array de chars que será onde será guardado o estado de cada geração, uma copia do mesmo array, que será usado pelos processos filhos para escrever. Além disso tem 2 semáforos que serão usados para garantir a exclusão mútua.</text:p>
      <text:p text:style-name="P2">Esta estrutura é guardada em Shared-Memory e partilhada pelo pai e pelos processos fixes. </text:p>
      <text:p text:style-name="P2">Usamos 2 semáforos , o semáforo “ACESSO” garante que dois processos filhos não escrevam nem leiam ao mesmo tempo. O semáforo “ACESSO2” <text:s/>garante que o pai é o único a ter acesso aos recursos para poder ler do array copia do array que contem o estado da geração. E escrever o estado da geração actual.</text:p>
      <text:p text:style-name="P2"/>
      <text:p text:style-name="P2">A cada geração são criados tantos filhos como partições que irão aplicar as regras que estão definidas no enunciado. E no depois de executarem o seu código morrem. O processo pai faz tantos waits quanto filhos quer foram criados e depois de ter “conhecimento” da morte dos mesmos incrementa a geração.</text:p>
      <text:p text:style-name="P2">No final do programa todos os recursos são desalocados e o programa termina.</text:p>
      <text:p text:style-name="P2"/>
      <text:p text:style-name="P2"/>
      <text:p text:style-name="P2"/>
      <text:p text:style-name="P2">Funções e estruturas declaradas :</text:p>
      <text:p text:style-name="P2"/>
      <text:p text:style-name="P2">typedef struct {</text:p>
      <text:p text:style-name="P2"><text:tab/>char **campo;</text:p>
      <text:p text:style-name="P2"><text:tab/>char **campo2;</text:p>
      <text:p text:style-name="P2"><text:tab/>sem_t *acesso;</text:p>
      <text:p text:style-name="P2"><text:tab/>sem_t *acesso2;</text:p>
      <text:p text:style-name="P2">} Estrutura_de_memoria;</text:p>
      <text:p text:style-name="P2"/>
      <text:p text:style-name="P2">void inicializar(Estrutura_de_memoria* estrutura,int lado);</text:p>
      <text:p text:style-name="P2">void colocar_pulsar(Estrutura_de_memoria* estrutura);</text:p>
      <text:p text:style-name="P2">void colocar_lwsp(Estrutura_de_memoria* estrutura);</text:p>
      <text:p text:style-name="P2">void colocar_individual(Estrutura_de_memoria* estrutura);</text:p>
      <text:p text:style-name="P2">void colocar_glider(Estrutura_de_memoria* estrutura);</text:p>
      <text:p text:style-name="P2">void colocar_block(Estrutura_de_memoria* estrutura);</text:p>
      <text:p text:style-name="P2">void colocar_small_blinker(Estrutura_de_memoria* estrutura);</text:p>
      <text:p text:style-name="P2"><text:soft-page-break/>void colocar_figuras(Estrutura_de_memoria* estrutura,int n_small_blinkers,int n_individual, int n_block, int n_glider, int n_lw_spaceship, int n_pulsar);</text:p>
      <text:p text:style-name="P2">void init(Estrutura_de_memoria* estrutura);</text:p>
      <text:p text:style-name="P2">void alteracao(Estrutura_de_memoria* estrutura, int i);</text:p>
      <text:p text:style-name="P2">void print_to_disk();</text:p>
      <text:p text:style-name="P2">void controlo_escrita();</text:p>
      <text:p text:style-name="P2">void escrita(Estrutura_de_memoria* estrutura);</text:p>
      <text:p text:style-name="P2">void mensagem();</text:p>
      <text:p text:style-name="P2">void terminate(Estrutura_de_memoria* estrutura,int a);</text:p>
      <text:p text:style-name="P2">void desalocar(Estrutura_de_memoria* estrutura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mana2000" svg:font-family="Vemana2000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20:03:50</meta:creation-date>
    <dc:date>2012-11-11T20:10:23</dc:date>
    <meta:editing-duration>PT3M11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34" meta:word-count="298" meta:character-count="2306" meta:non-whitespace-character-count="2034"/>
  </office:meta>
</office:document-meta>
</file>